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EventHandler.endRow( TableRow 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pag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Cell( TableCell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ListItem( ListItem l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PageSequence( PageSequence page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image( ExternalGraphic 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List( ListBlock l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Row( TableRow 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Cell( TableCell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Column( TableColumn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FootnoteBody( Footnot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Li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List( ListBlock l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Lis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Column( TableColumn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Li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Inline( Inline in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BlockContainer( BlockContainer b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Flow( Flow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ListItem( ListItem l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Footnote( Footnote foot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PageNumber( PageNumber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ExternalDocument( External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Footer( TableFooter foo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Block( Block 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ExternalDocument( External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Block( Block 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Header( Table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Table( Table t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FOEventHandler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EventHandler.startPageNumberCitation( PageNumberCitation page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Inline( Inline in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character( Charact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Body( Tabl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Table( Table t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PageNumberCitationLast( PageNumberCitationLast page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leader( Lead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Lis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foreignObject( InstreamForeignObject i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Body( Tabl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PageNumber( PageNumber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FootnoteBody( Footnot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BlockContainer( BlockContainer b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Flow( Flow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EventHandler.endFootnote( Footnote foot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characters( char [ ] data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Link( BasicLink basic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PageSequence( PageSequence page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Ev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Header( Table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PageNumberCitation( PageNumberCitation page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startFooter( TableFooter foo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EventHandler.endPageNumberCitationLast( PageNumberCitationLast page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